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BlinkMacSystemFont, 'Segoe UI', Roboto, 'Helvetica Neue', Arial, 'Noto Sans', 'Liberation Sans', sans-serif, 'Apple Color Emoji', 'Segoe UI Emoji', 'Segoe UI Symbol', 'Noto Color Emoji'"/>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officeooo:paragraph-rsid="001aca7c"/>
    </style:style>
    <style:style style:name="P2" style:family="paragraph" style:parent-style-name="Standard">
      <style:text-properties fo:language="fr" fo:country="FR" officeooo:rsid="001aca7c" officeooo:paragraph-rsid="001aca7c" style:script-type="latin"/>
    </style:style>
    <style:style style:name="P3" style:family="paragraph" style:parent-style-name="Text_20_body">
      <style:text-properties fo:language="fr" fo:country="FR" officeooo:rsid="001aca7c" officeooo:paragraph-rsid="001aca7c" style:script-type="latin"/>
    </style:style>
    <style:style style:name="P4" style:family="paragraph" style:parent-style-name="Text_20_body">
      <style:text-properties fo:language="fr" fo:country="FR" officeooo:rsid="001aca7c" style:script-type="latin"/>
    </style:style>
    <style:style style:name="P5" style:family="paragraph" style:parent-style-name="Standard">
      <style:text-properties officeooo:rsid="001aca7c" officeooo:paragraph-rsid="001aca7c"/>
    </style:style>
    <style:style style:name="P6" style:family="paragraph" style:parent-style-name="Text_20_body">
      <style:text-properties fo:font-variant="normal" fo:text-transform="none" fo:color="#373a3c" loext:opacity="100%" style:font-name="apple-system" fo:font-size="12pt" fo:letter-spacing="normal" fo:font-style="normal" fo:font-weight="normal" officeooo:rsid="001aca7c" officeooo:paragraph-rsid="001aca7c"/>
    </style:style>
    <style:style style:name="P7"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373a3c" loext:opacity="100%" style:font-name="apple-system" fo:font-size="12pt" fo:letter-spacing="normal" fo:font-style="normal" fo:font-weight="normal" officeooo:rsid="001aca7c"/>
    </style:style>
    <style:style style:name="P8" style:family="paragraph" style:parent-style-name="Standard">
      <style:paragraph-properties fo:margin-left="0cm" fo:margin-right="0cm" fo:text-align="start" style:justify-single-word="false" fo:orphans="2" fo:widows="2" fo:text-indent="0cm" style:auto-text-indent="false"/>
    </style:style>
    <style:style style:name="T1" style:family="text">
      <style:text-properties fo:font-variant="normal" fo:text-transform="none" fo:color="#373a3c" loext:opacity="100%" fo:font-family="Verdana, sans-serif" fo:font-size="12pt" fo:letter-spacing="normal" fo:language="fr" fo:country="FR" fo:font-style="normal" fo:font-weight="bold" style:font-weight-asian="bold" style:font-weight-complex="bold" style:script-type="latin"/>
    </style:style>
    <style:style style:name="T2" style:family="text">
      <style:text-properties fo:language="fr" fo:country="FR" fo:font-weight="bold" style:font-weight-asian="bold" style:font-weight-complex="bold" style:script-type="lati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yui_3_18_1_1_1763380542039_93"/><text:span text:style-name="Strong_20_Emphasis"><text:span text:style-name="T1">Les réseaux sociaux, amis ou ennemis de notre bien-être ?</text:span></text:span><text:span text:style-name="T2"> </text:span></text:p>
      <text:p text:style-name="P2"/>
      <text:p text:style-name="P3">J’utilise les réseaux sociaux tous les jours. Je regarde surtout des vidéos de musique sur YouTube. Dans l’objectif de suivre l’actualité, je lis des informations sur X ou Bluesky, ainsi que sur la page web <text:span text:style-name="Emphasis">meneame.net</text:span>. Enfin, pour communiquer avec mes amis et ma famille, j’utilise principalement des applications de messagerie.</text:p>
      <text:p text:style-name="P4">Les réseaux sociaux ont quelques avantages : par exemple, ils permettent de rester informé et en contact. Cependant, j’évite certains réseaux comme TikTok, Facebook ou Instagram, qui nous invitent à exposer notre vie et proposent souvent des contenus inutiles destinés à nous garder connectés le plus longtemps possible. Je pense même qu’ils peuvent être mauvais pour notre bien-être et qu’il est nécessaire de limiter leur usage.</text:p>
      <text:p text:style-name="P2"/>
      <text:p text:style-name="P2">Paula Badrinas</text:p>
      <text:p text:style-name="P2">Pour moi, les réseaux sociaux font partie de ma vie quotidienne parce que quand je suis né. elles existent déjà. Je les utilise tous les jours pour regarder des vidéos ou parler avec mes amis, surtout Instagram, TikTok et Youtube. </text:p>
      <text:p text:style-name="P2"/>
      <text:p text:style-name="P2">Parfois elles me mettent de bonne humeur, par exemple quand je vois des choses drôles ou inspirantes et parfois, les réseaux sociaux m’aident à me détendre après une journée difficile ou à me motiver. Mais il y a aussi des moments où elles ont un effet négatif sur mon bien-être. Par exemple, quand je vois des gens qui semblent avoir une vie parfaite, peut-être que je me sens moins à l'aise avec moi-même ou jalouse des autres. Et aussi, je perds beaucoup de temps à scroller sans m’en rendre compte et ça me rend fatigué ou stressé. </text:p>
      <text:p text:style-name="P2"/>
      <text:p text:style-name="P2">Donc, à mon avis, les réseaux sociaux peuvent être bons pour le moral quand elles nous inspirent ou nous amusent, mais seulement si on les utilise avec équilibre.</text:p>
      <text:p text:style-name="P5"/>
      <text:p text:style-name="Standard"/>
      <text:p text:style-name="P5">Carme Noguera</text:p>
      <text:p text:style-name="P6"><text:bookmark text:name="yui_3_18_1_1_1763380389398_84"/>Je crois que les réseaux sociaux sont des enemis de notre bien-être puisqu'ils font partie d'un reseseau de marketing global qui veut que nous passions de plus en plus de temps dans des enviironnements numériques. Le but est de produir une publicité personalisée laquelle nous pousserait à consommer de plus en plus. Le grand commerce mondial se nourit de notre attention.. </text:p>
      <text:p text:style-name="P7">En plus, les réseaux sociaux peuvent créer un dépendance et la "pathologie" de l'imediaeté, de la rapidité et de l'hyperstimulation, qui nous empêche de savoir rester en silence, tranquiles, et avec-nous mêmes, surtout pour le plus jeunes.</text:p>
      <text:p text:style-name="P5"/>
      <text:p text:style-name="P8"/>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BlinkMacSystemFont,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7T12:54:03.996453400</meta:creation-date>
    <dc:date>2025-11-17T16:04:08.282521300</dc:date>
    <meta:editing-duration>PT2H42M49S</meta:editing-duration>
    <meta:editing-cycles>4</meta:editing-cycles>
    <meta:generator>LibreOffice/25.8.2.2$Windows_X86_64 LibreOffice_project/d401f2107ccab8f924a8e2df40f573aab7605b6f</meta:generator>
    <meta:document-statistic meta:table-count="0" meta:image-count="0" meta:object-count="0" meta:page-count="1" meta:paragraph-count="10" meta:word-count="394" meta:character-count="2386" meta:non-whitespace-character-count="1998"/>
  </office:meta>
</office:document-meta>
</file>